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7d34c" officeooo:paragraph-rsid="00832ab6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832ab6" officeooo:paragraph-rsid="00832ab6"/>
    </style:style>
    <style:style style:name="T1" style:family="text">
      <style:text-properties officeooo:rsid="00783c01"/>
    </style:style>
    <style:style style:name="T2" style:family="text">
      <style:text-properties officeooo:rsid="0084e4ef"/>
    </style:style>
    <style:style style:name="T3" style:family="text">
      <style:text-properties officeooo:rsid="008656ab"/>
    </style:style>
    <style:style style:name="T4" style:family="text">
      <style:text-properties officeooo:rsid="0089a443"/>
    </style:style>
    <style:style style:name="T5" style:family="text">
      <style:text-properties officeooo:rsid="008a5058"/>
    </style:style>
    <style:style style:name="T6" style:family="text">
      <style:text-properties officeooo:rsid="008bc0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<text:span text:style-name="T1">29/06/16 (Lisandrea e Gilve)</text:span></text:p>
      <text:p text:style-name="P1"/>
      <text:p text:style-name="P2">FAA e SADT</text:p>
      <text:p text:style-name="P2">- No <text:span text:style-name="T2">atendimento gera FAA</text:span></text:p>
      <text:p text:style-name="P2">- <text:span text:style-name="T2">Na triagem → <text:s/>FAA</text:span></text:p>
      <text:p text:style-name="P2">- O FAA é obrigatóriamente assinado n<text:span text:style-name="T2">a chegada do usuário na recepção</text:span></text:p>
      <text:p text:style-name="P2">- <text:span text:style-name="T2">Durante o atendimento o FAA é preenchido com os procedimentos</text:span></text:p>
      <text:p text:style-name="P2">- <text:span text:style-name="T2">Atrelar ao profissional o quanto de FAA ele tá gerando/ atrelar o FAA a alguma area</text:span></text:p>
      <text:p text:style-name="P2">- <text:span text:style-name="T3">O tempo de inicio do problema está presente em todas as áreas? A questão está no questionário de acolhimento.</text:span></text:p>
      <text:p text:style-name="P2">- <text:span text:style-name="T4">Estagiário administrativo encaminha os FAA’s para a recepção no final do dia</text:span></text:p>
      <text:p text:style-name="P2">- <text:span text:style-name="T4">O FAA tem que ser preenchida por um profissional</text:span></text:p>
      <text:p text:style-name="P2">- <text:span text:style-name="T4">Na recepção há pessoas capacitadas para preencher e gerenciar os FAA’s</text:span></text:p>
      <text:p text:style-name="P2">- <text:span text:style-name="T5">Durante na interconsulta já se sabe a prioridade?</text:span></text:p>
      <text:p text:style-name="P2">- <text:span text:style-name="T6">Os SADT’s ficam tudo na recepção, a recepção controla toda par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3.2$Windows_x86 LibreOffice_project/644e4637d1d8544fd9f56425bd6cec110e49301b</meta:generator>
    <dc:date>2016-07-06T09:17:14.142000000</dc:date>
    <meta:editing-duration>PT6H41M12S</meta:editing-duration>
    <meta:editing-cycles>45</meta:editing-cycles>
    <meta:document-statistic meta:table-count="0" meta:image-count="0" meta:object-count="0" meta:page-count="1" meta:paragraph-count="13" meta:word-count="134" meta:character-count="735" meta:non-whitespace-character-count="613"/>
  </office:meta>
</office:document-meta>
</file>